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0.696cm" fo:min-width="12.286cm"/>
    </style:style>
    <style:style style:name="gr2" style:family="graphic" style:parent-style-name="objectwithoutfill">
      <style:graphic-properties svg:stroke-width="0.05cm" svg:stroke-color="#000000" draw:marker-start-width="0.28cm" draw:marker-end="Linienspitzen_20_3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28cm" draw:marker-end="Linienspitzen_20_2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3cm" svg:stroke-color="#cccccc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5cm" svg:stroke-color="#000000" draw:marker-start-width="0.28cm" draw:marker-end="Linienspitzen_20_1" draw:marker-end-width="0.3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_20__28_Rounded_29_" svg:stroke-width="0.05cm" svg:stroke-color="#000000" draw:marker-start-width="0.28cm" draw:marker-end="" draw:marker-end-width="0.38cm" svg:stroke-linecap="round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8cm" svg:height="1.33cm" svg:x="4.8cm" svg:y="1cm">
            <text:p/>
            <draw:enhanced-geometry svg:viewBox="0 0 21600 21600" draw:glue-points="?f6 0 10800 ?f8 ?f11 10800 ?f9 21600 10800 ?f10 ?f5 10800" draw:text-areas="?f3 ?f3 ?f4 ?f4" draw:type="parallelogram" draw:modifiers="3310.6160768846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4.65cm" svg:y1="7.35cm" svg:x2="20.05cm" svg:y2="7.35cm">
            <text:p/>
          </draw:line>
          <draw:line draw:style-name="gr3" draw:text-style-name="P2" draw:layer="layout" svg:x1="4.556cm" svg:y1="8.018cm" svg:x2="5.193cm" svg:y2="7.381cm">
            <text:p/>
          </draw:line>
          <draw:line draw:style-name="gr3" draw:text-style-name="P2" draw:layer="layout" svg:x1="5.056cm" svg:y1="8.018cm" svg:x2="5.693cm" svg:y2="7.381cm">
            <text:p/>
          </draw:line>
          <draw:line draw:style-name="gr3" draw:text-style-name="P2" draw:layer="layout" svg:x1="5.556cm" svg:y1="8.018cm" svg:x2="6.193cm" svg:y2="7.381cm">
            <text:p/>
          </draw:line>
          <draw:line draw:style-name="gr3" draw:text-style-name="P2" draw:layer="layout" svg:x1="6.056cm" svg:y1="8.018cm" svg:x2="6.693cm" svg:y2="7.381cm">
            <text:p/>
          </draw:line>
          <draw:line draw:style-name="gr3" draw:text-style-name="P2" draw:layer="layout" svg:x1="6.556cm" svg:y1="8.018cm" svg:x2="7.193cm" svg:y2="7.381cm">
            <text:p/>
          </draw:line>
          <draw:line draw:style-name="gr3" draw:text-style-name="P2" draw:layer="layout" svg:x1="7.056cm" svg:y1="8.018cm" svg:x2="7.693cm" svg:y2="7.381cm">
            <text:p/>
          </draw:line>
          <draw:line draw:style-name="gr3" draw:text-style-name="P2" draw:layer="layout" svg:x1="7.556cm" svg:y1="8.018cm" svg:x2="8.193cm" svg:y2="7.381cm">
            <text:p/>
          </draw:line>
          <draw:line draw:style-name="gr3" draw:text-style-name="P2" draw:layer="layout" svg:x1="8.056cm" svg:y1="8.018cm" svg:x2="8.693cm" svg:y2="7.381cm">
            <text:p/>
          </draw:line>
          <draw:line draw:style-name="gr3" draw:text-style-name="P2" draw:layer="layout" svg:x1="8.556cm" svg:y1="8.018cm" svg:x2="9.193cm" svg:y2="7.381cm">
            <text:p/>
          </draw:line>
          <draw:line draw:style-name="gr3" draw:text-style-name="P2" draw:layer="layout" svg:x1="9.056cm" svg:y1="8.018cm" svg:x2="9.693cm" svg:y2="7.381cm">
            <text:p/>
          </draw:line>
          <draw:line draw:style-name="gr3" draw:text-style-name="P2" draw:layer="layout" svg:x1="9.556cm" svg:y1="8.018cm" svg:x2="10.193cm" svg:y2="7.381cm">
            <text:p/>
          </draw:line>
          <draw:line draw:style-name="gr3" draw:text-style-name="P2" draw:layer="layout" svg:x1="10.056cm" svg:y1="8.018cm" svg:x2="10.693cm" svg:y2="7.381cm">
            <text:p/>
          </draw:line>
          <draw:line draw:style-name="gr3" draw:text-style-name="P2" draw:layer="layout" svg:x1="10.556cm" svg:y1="8.018cm" svg:x2="11.193cm" svg:y2="7.381cm">
            <text:p/>
          </draw:line>
          <draw:line draw:style-name="gr3" draw:text-style-name="P2" draw:layer="layout" svg:x1="11.056cm" svg:y1="8.018cm" svg:x2="11.693cm" svg:y2="7.381cm">
            <text:p/>
          </draw:line>
          <draw:line draw:style-name="gr3" draw:text-style-name="P2" draw:layer="layout" svg:x1="11.556cm" svg:y1="8.018cm" svg:x2="12.193cm" svg:y2="7.381cm">
            <text:p/>
          </draw:line>
          <draw:line draw:style-name="gr3" draw:text-style-name="P2" draw:layer="layout" svg:x1="12.056cm" svg:y1="8.018cm" svg:x2="12.693cm" svg:y2="7.381cm">
            <text:p/>
          </draw:line>
          <draw:line draw:style-name="gr3" draw:text-style-name="P2" draw:layer="layout" svg:x1="12.556cm" svg:y1="8.018cm" svg:x2="13.193cm" svg:y2="7.381cm">
            <text:p/>
          </draw:line>
          <draw:line draw:style-name="gr3" draw:text-style-name="P2" draw:layer="layout" svg:x1="13.056cm" svg:y1="8.018cm" svg:x2="13.693cm" svg:y2="7.381cm">
            <text:p/>
          </draw:line>
          <draw:line draw:style-name="gr3" draw:text-style-name="P2" draw:layer="layout" svg:x1="13.556cm" svg:y1="8.018cm" svg:x2="14.193cm" svg:y2="7.381cm">
            <text:p/>
          </draw:line>
          <draw:line draw:style-name="gr3" draw:text-style-name="P2" draw:layer="layout" svg:x1="14.056cm" svg:y1="8.018cm" svg:x2="14.693cm" svg:y2="7.381cm">
            <text:p/>
          </draw:line>
          <draw:line draw:style-name="gr3" draw:text-style-name="P2" draw:layer="layout" svg:x1="14.556cm" svg:y1="8.018cm" svg:x2="15.193cm" svg:y2="7.381cm">
            <text:p/>
          </draw:line>
          <draw:line draw:style-name="gr3" draw:text-style-name="P2" draw:layer="layout" svg:x1="15.056cm" svg:y1="8.018cm" svg:x2="15.693cm" svg:y2="7.381cm">
            <text:p/>
          </draw:line>
          <draw:line draw:style-name="gr3" draw:text-style-name="P2" draw:layer="layout" svg:x1="15.556cm" svg:y1="8.018cm" svg:x2="16.193cm" svg:y2="7.381cm">
            <text:p/>
          </draw:line>
          <draw:line draw:style-name="gr3" draw:text-style-name="P2" draw:layer="layout" svg:x1="16.056cm" svg:y1="8.018cm" svg:x2="16.693cm" svg:y2="7.381cm">
            <text:p/>
          </draw:line>
          <draw:line draw:style-name="gr3" draw:text-style-name="P2" draw:layer="layout" svg:x1="16.556cm" svg:y1="8.018cm" svg:x2="17.193cm" svg:y2="7.381cm">
            <text:p/>
          </draw:line>
          <draw:line draw:style-name="gr3" draw:text-style-name="P2" draw:layer="layout" svg:x1="17.056cm" svg:y1="8.018cm" svg:x2="17.693cm" svg:y2="7.381cm">
            <text:p/>
          </draw:line>
          <draw:line draw:style-name="gr3" draw:text-style-name="P2" draw:layer="layout" svg:x1="17.556cm" svg:y1="8.018cm" svg:x2="18.193cm" svg:y2="7.381cm">
            <text:p/>
          </draw:line>
          <draw:line draw:style-name="gr3" draw:text-style-name="P2" draw:layer="layout" svg:x1="18.056cm" svg:y1="8.018cm" svg:x2="18.693cm" svg:y2="7.381cm">
            <text:p/>
          </draw:line>
          <draw:line draw:style-name="gr3" draw:text-style-name="P2" draw:layer="layout" svg:x1="18.556cm" svg:y1="8.018cm" svg:x2="19.193cm" svg:y2="7.381cm">
            <text:p/>
          </draw:line>
          <draw:line draw:style-name="gr3" draw:text-style-name="P2" draw:layer="layout" svg:x1="19.056cm" svg:y1="8.018cm" svg:x2="19.693cm" svg:y2="7.381cm">
            <text:p/>
          </draw:line>
          <draw:g>
            <draw:line draw:style-name="gr4" draw:text-style-name="P2" draw:layer="layout" svg:x1="4.65cm" svg:y1="2.35cm" svg:x2="20.05cm" svg:y2="2.35cm">
              <text:p/>
            </draw:line>
            <draw:line draw:style-name="gr4" draw:text-style-name="P2" draw:layer="layout" svg:x1="20.05cm" svg:y1="2.33cm" svg:x2="22.9cm" svg:y2="1cm">
              <text:p/>
            </draw:line>
          </draw:g>
          <draw:line draw:style-name="gr4" draw:text-style-name="P2" draw:layer="layout" svg:x1="4.65cm" svg:y1="2.33cm" svg:x2="7.5cm" svg:y2="1cm">
            <text:p/>
          </draw:line>
          <draw:line draw:style-name="gr4" draw:text-style-name="P2" draw:layer="layout" svg:x1="20.05cm" svg:y1="7.33cm" svg:x2="22.9cm" svg:y2="6cm">
            <text:p/>
          </draw:line>
          <draw:line draw:style-name="gr4" draw:text-style-name="P2" draw:layer="layout" svg:x1="7.5cm" svg:y1="6cm" svg:x2="22.9cm" svg:y2="6cm">
            <text:p/>
          </draw:line>
          <draw:line draw:style-name="gr5" draw:text-style-name="P2" draw:layer="layout" svg:x1="4.65cm" svg:y1="7.33cm" svg:x2="7.5cm" svg:y2="6cm">
            <text:p/>
          </draw:line>
          <draw:line draw:style-name="gr4" draw:text-style-name="P2" draw:layer="layout" svg:x1="7.5cm" svg:y1="1cm" svg:x2="22.9cm" svg:y2="1cm">
            <text:p/>
          </draw:line>
          <draw:g>
            <draw:line draw:style-name="gr6" draw:text-style-name="P2" draw:layer="layout" svg:x1="4.651cm" svg:y1="2.65cm" svg:x2="20.051cm" svg:y2="2.65cm">
              <text:p/>
            </draw:line>
            <draw:line draw:style-name="gr6" draw:text-style-name="P2" draw:layer="layout" svg:x1="20.051cm" svg:y1="2.63cm" svg:x2="22.901cm" svg:y2="1.3cm">
              <text:p/>
            </draw:line>
          </draw:g>
          <draw:g>
            <draw:line draw:style-name="gr6" draw:text-style-name="P2" draw:layer="layout" svg:x1="4.652cm" svg:y1="2.95cm" svg:x2="20.052cm" svg:y2="2.95cm">
              <text:p/>
            </draw:line>
            <draw:line draw:style-name="gr6" draw:text-style-name="P2" draw:layer="layout" svg:x1="20.052cm" svg:y1="2.93cm" svg:x2="22.902cm" svg:y2="1.6cm">
              <text:p/>
            </draw:line>
          </draw:g>
          <draw:g>
            <draw:line draw:style-name="gr6" draw:text-style-name="P2" draw:layer="layout" svg:x1="4.653cm" svg:y1="3.25cm" svg:x2="20.053cm" svg:y2="3.25cm">
              <text:p/>
            </draw:line>
            <draw:line draw:style-name="gr6" draw:text-style-name="P2" draw:layer="layout" svg:x1="20.053cm" svg:y1="3.23cm" svg:x2="22.903cm" svg:y2="1.9cm">
              <text:p/>
            </draw:line>
          </draw:g>
          <draw:g>
            <draw:line draw:style-name="gr6" draw:text-style-name="P2" draw:layer="layout" svg:x1="4.654cm" svg:y1="3.55cm" svg:x2="20.054cm" svg:y2="3.55cm">
              <text:p/>
            </draw:line>
            <draw:line draw:style-name="gr6" draw:text-style-name="P2" draw:layer="layout" svg:x1="20.054cm" svg:y1="3.53cm" svg:x2="22.904cm" svg:y2="2.2cm">
              <text:p/>
            </draw:line>
          </draw:g>
          <draw:g>
            <draw:line draw:style-name="gr6" draw:text-style-name="P2" draw:layer="layout" svg:x1="4.655cm" svg:y1="3.85cm" svg:x2="20.055cm" svg:y2="3.85cm">
              <text:p/>
            </draw:line>
            <draw:line draw:style-name="gr6" draw:text-style-name="P2" draw:layer="layout" svg:x1="20.055cm" svg:y1="3.83cm" svg:x2="22.905cm" svg:y2="2.5cm">
              <text:p/>
            </draw:line>
          </draw:g>
          <draw:line draw:style-name="gr7" draw:text-style-name="P2" draw:layer="layout" svg:x1="13.1cm" svg:y1="6.6cm" svg:x2="13.1cm" svg:y2="1.6cm">
            <text:p/>
          </draw:line>
          <draw:line draw:style-name="gr7" draw:text-style-name="P2" draw:layer="layout" svg:x1="1cm" svg:y1="1.613cm" svg:x2="4.9cm" svg:y2="1.613cm">
            <text:p/>
          </draw:line>
          <draw:line draw:style-name="gr8" draw:text-style-name="P2" draw:layer="layout" svg:x1="13.143cm" svg:y1="6.576cm" svg:x2="15.256cm" svg:y2="1.647cm">
            <text:p/>
          </draw:line>
          <draw:line draw:style-name="gr7" draw:text-style-name="P2" draw:layer="layout" svg:x1="13.088cm" svg:y1="1.613cm" svg:x2="15.288cm" svg:y2="1.613cm">
            <text:p/>
          </draw:line>
          <draw:line draw:style-name="gr7" draw:text-style-name="P2" draw:layer="layout" svg:x1="13.076cm" svg:y1="2.813cm" svg:x2="14.776cm" svg:y2="2.813cm">
            <text:p/>
          </draw:line>
          <draw:line draw:style-name="gr7" draw:text-style-name="P2" draw:layer="layout" svg:x1="13.064cm" svg:y1="3.813cm" svg:x2="14.264cm" svg:y2="3.813cm">
            <text:p/>
          </draw:line>
          <draw:line draw:style-name="gr7" draw:text-style-name="P2" draw:layer="layout" svg:x1="4.638cm" svg:y1="7.363cm" svg:x2="4.638cm" svg:y2="3.463cm">
            <text:p/>
          </draw:line>
          <draw:g>
            <svg:title>TexMaths</svg:title>
            <svg:desc>18§latex§$x$§svg§600§TRUE§</svg:desc>
            <draw:g>
              <draw:path draw:style-name="gr9" draw:text-style-name="P3" draw:layer="layout" svg:width="0.31cm" svg:height="0.282cm" svg:x="19.7cm" svg:y="7.841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  <text:p/>
              </draw:path>
            </draw:g>
          </draw:g>
          <draw:g>
            <svg:title>TexMaths</svg:title>
            <svg:desc>18§latex§$y$§svg§600§TRUE§</svg:desc>
            <draw:g>
              <draw:path draw:style-name="gr9" draw:text-style-name="P3" draw:layer="layout" svg:width="0.289cm" svg:height="0.406cm" svg:x="6.501cm" svg:y="5.743cm" svg:viewBox="0 0 290 407" svg:d="M287 39c3-9 3-10 3-16 0-10-9-16-18-16-7 0-16 4-23 13 0 3-5 23-9 34-3 16-7 34-12 50-9 38-18 75-27 113-4 11-31 54-72 54-32 0-39-27-39-50 0-29 10-69 32-124 11-25 12-32 12-45 0-29-19-52-50-52-61 0-84 91-84 97 0 7 7 7 9 7 5 0 5-2 9-13 18-59 43-77 64-77 4 0 15 0 15 20 0 16-6 32-11 45-25 66-36 102-36 131 0 55 40 75 77 75 24 0 45-11 63-28-7 32-16 62-41 96-16 22-40 40-68 40-9 0-38-2-49-27 11 0 18 0 27-7 7-6 13-15 13-25 0-20-16-22-24-22-14 0-34 9-34 40 0 32 27 55 67 55 64 0 129-57 147-129 19-79 39-159 59-239z">
                <text:p/>
              </draw:path>
            </draw:g>
          </draw:g>
          <draw:g>
            <svg:title>TexMaths</svg:title>
            <svg:desc>18§latex§$z$§svg§600§TRUE§</svg:desc>
            <draw:g>
              <draw:path draw:style-name="gr9" draw:text-style-name="P3" draw:layer="layout" svg:width="0.264cm" svg:height="0.282cm" svg:x="4.102cm" svg:y="4.045cm" svg:viewBox="0 0 265 283" svg:d="M56 224c34-36 52-52 75-72 20-18 39-32 61-55 59-58 73-88 73-92 0-5-5-5-7-5-4 0-5 2-9 7-20 31-31 40-47 40-15 0-23-9-32-20-12-14-23-27-43-27-46 0-75 57-75 72 0 3 2 7 7 7 6 0 7-4 7-7 13-29 49-31 54-31 13 0 25 6 39 11 26 9 33 9 49 9-23 27-75 72-88 82-18 18-37 35-55 52-43 41-65 77-65 83 0 5 5 5 7 5 6 0 7-2 11-9 14-21 32-38 52-38 14 0 21 6 38 24 10 12 21 23 39 23 63 0 98-79 98-97 0-2-3-5-7-5-5 0-7 3-9 7-14 41-55 54-75 54-12 0-23-4-38-9-21-7-30-11-43-11-1 0-10 0-17 2z">
                <text:p/>
              </draw:path>
            </draw:g>
          </draw:g>
          <draw:g>
            <svg:title>TexMaths</svg:title>
            <svg:desc>18§latex§$F$§svg§600§TRUE§</svg:desc>
            <draw:g>
              <draw:path draw:style-name="gr9" draw:text-style-name="P3" draw:layer="layout" svg:width="0.446cm" svg:height="0.426cm" svg:x="2.703cm" svg:y="1.049cm" svg:viewBox="0 0 447 427" svg:d="M167 222c20 0 40 0 61 0 46 0 51 11 51 29 0 4 0 13-3 31-2 3-2 5-2 7 0 5 4 7 7 7 6 0 6-2 9-13 12-45 23-90 34-136 2-7 2-9 2-11-2-2-1-7-7-7s-7 4-9 15c-13 48-27 59-81 59-19 0-38 0-57 0 13-53 26-106 39-158 6-23 8-25 34-25 28 0 55 0 83 0 79 0 93 19 93 68 0 14 0 18-2 34-2 9-2 11-2 13 0 1 2 7 8 7 7 0 7-4 9-16 4-37 8-73 12-110 2-16-2-16-18-16-102 0-204 0-306 0-13 0-20 0-20 13 0 7 7 7 18 7 23 0 41 0 41 11 0 3 0 3-3 16-28 110-55 221-83 332-7 23-7 28-57 28-11 0-18 0-18 13 0 7 9 7 11 7 18 0 64-2 82-2 20 0 72 2 93 2 6 0 13 0 13-13 0-3-3-3-4-5-2-2-3-2-18-2-12 0-16 0-32-2-18-1-20-3-20-12 1-5 0-4 2-14 13-52 26-104 40-157z">
                <text:p/>
              </draw:path>
            </draw:g>
          </draw:g>
          <draw:g>
            <svg:title>TexMaths</svg:title>
            <svg:desc>18§latex§$v(z_{i}+\mathrm{d}z)$§svg§600§TRUE§</svg:desc>
            <draw:g>
              <draw:path draw:style-name="gr9" draw:text-style-name="P3" draw:layer="layout" svg:width="0.278cm" svg:height="0.284cm" svg:x="15.104cm" svg:y="2.694cm" svg:viewBox="0 0 279 285" svg:d="M279 45c0-34-18-45-29-45-16 0-31 16-31 31 0 8 4 12 11 19 13 13 22 29 22 51 0 26-40 170-114 170-32 0-46-21-46-54 0-36 16-81 36-134 5-9 9-18 9-31 0-29-22-52-52-52-60 0-85 92-85 97 0 7 7 7 9 7 5 0 5-2 9-12 18-63 47-78 65-78 5 0 16 0 16 20 0 16-7 32-11 45-29 72-36 101-36 129 0 67 54 77 85 77 106 0 142-208 142-240z">
                <text:p/>
              </draw:path>
              <draw:path draw:style-name="gr9" draw:text-style-name="P3" draw:layer="layout" svg:width="0.145cm" svg:height="0.629cm" svg:x="15.478cm" svg:y="2.5cm" svg:viewBox="0 0 146 630" svg:d="M146 623c0-2 0-2-11-13-79-80-99-199-99-296 0-109 25-219 102-296 8-9 8-9 8-11 0-5-2-7-6-7-7 0-63 43-100 124-33 68-40 138-40 190 0 50 7 126 41 198 38 77 92 118 99 118 4 0 6-2 6-7z">
                <text:p/>
              </draw:path>
              <draw:path draw:style-name="gr9" draw:text-style-name="P3" draw:layer="layout" svg:width="0.267cm" svg:height="0.284cm" svg:x="15.689cm" svg:y="2.694cm" svg:viewBox="0 0 268 285" svg:d="M56 226c34-36 54-52 75-72 21-18 40-34 63-55 60-60 74-90 74-92 0-7-5-7-7-7-6 0-7 2-9 7-20 31-33 40-49 40-15 0-21-9-32-20-11-14-22-27-43-27-47 0-76 59-76 72 0 3 2 7 7 7 6 0 8-4 8-7 12-29 48-29 54-29 14 0 25 4 39 9 25 9 32 9 49 9-22 27-76 74-87 83-19 18-38 36-57 53-43 42-65 78-65 83s5 5 7 5c6 0 7-1 11-9 14-21 32-37 52-37 16 0 22 5 38 23 11 13 22 23 39 23 63 0 99-80 99-97 0-3-1-5-7-5-5 0-7 4-9 7-14 42-54 54-75 54-13 0-24-5-38-9-20-9-31-11-43-11-2 0-11 0-18 2z">
                <text:p/>
              </draw:path>
              <draw:path draw:style-name="gr9" draw:text-style-name="P3" draw:layer="layout" svg:width="0.132cm" svg:height="0.295cm" svg:x="15.976cm" svg:y="2.775cm" svg:viewBox="0 0 133 296" svg:d="M122 16c0-7-5-16-18-16-12 0-25 11-25 25 0 7 6 16 18 16 13 0 25-12 25-25zM32 241c-1 5-5 10-5 18 0 21 18 37 43 37 43 0 63-61 63-66 0-7-5-7-7-7-5 0-7 3-7 9-11 34-31 52-49 52-7 0-11-6-11-15 0-10 4-19 8-28 5-13 9-24 14-36 4-9 20-51 22-56 1-4 3-9 3-14 0-20-18-36-43-36-43 0-63 59-63 66 0 6 5 6 7 6 6 0 6-2 7-8 13-37 31-53 49-53 5 0 11 3 11 16 0 10-4 16-15 45-9 23-18 46-27 70z">
                <text:p/>
              </draw:path>
              <draw:path draw:style-name="gr9" draw:text-style-name="P3" draw:layer="layout" svg:width="0.418cm" svg:height="0.417cm" svg:x="16.341cm" svg:y="2.606cm" svg:viewBox="0 0 419 418" svg:d="M223 223c59 0 118 0 176 0 9 0 20-1 20-15 0-13-11-12-20-12-58 0-117 0-176 0 0-59 0-118 0-176 0-9 0-20-13-20-12 0-12 11-12 20 0 58 0 117 0 176-60 0-119 0-178 0-9 0-20-1-20 12 0 14 11 15 20 15 59 0 118 0 178 0 0 58 0 117 0 176 0 9 0 19 12 19 13 0 13-10 13-19 0-59 0-118 0-176z">
                <text:p/>
              </draw:path>
              <draw:path draw:style-name="gr9" draw:text-style-name="P3" draw:layer="layout" svg:width="0.31cm" svg:height="0.442cm" svg:x="16.958cm" svg:y="2.536cm" svg:viewBox="0 0 311 443" svg:d="M219 402c0 14 0 28 0 41 31-2 62-4 92-7 0-6 0-13 0-20-43 0-48-3-48-34 0-127 0-255 0-382-31 2-62 5-92 7 0 7 0 13 0 20 45 0 50 4 50 34 0 46 0 91 0 136-18-23-45-39-79-39-75 0-142 63-142 144 0 79 63 141 135 141 39 0 68-21 84-41zM219 233c0 43 0 87 0 130 0 10 0 12-7 23-20 30-47 43-75 43-27 0-51-16-65-39-18-27-20-63-20-88 0-24 2-61 20-90 14-20 38-40 72-40 21 0 48 9 68 38 7 11 7 13 7 23z">
                <text:p/>
              </draw:path>
              <draw:path draw:style-name="gr9" draw:text-style-name="P3" draw:layer="layout" svg:width="0.265cm" svg:height="0.284cm" svg:x="17.316cm" svg:y="2.694cm" svg:viewBox="0 0 266 285" svg:d="M56 226c34-36 52-52 75-72 21-18 40-34 61-55 62-60 74-90 74-92 0-7-3-5-5-7-6 0-7 2-11 7-18 31-32 40-47 40-14 0-23-9-32-20-13-14-24-27-43-27-47 0-78 59-78 72 0 3 3 7 9 7 7 0 6-4 8-7 12-29 48-29 54-29 12 0 25 4 39 9 25 9 32 9 49 9-22 27-76 74-88 83-19 18-38 36-56 53-43 42-65 78-65 83s5 5 7 5c6 0 6-1 9-9 15-21 34-37 54-37 15 0 22 5 38 23 11 13 22 23 39 23 63 0 99-80 99-97 0-3-1-5-7-5-5 0-7 4-9 7-14 42-54 54-75 54-13 0-24-5-38-9-22-9-31-11-43-11-2 0-13 0-18 2z">
                <text:p/>
              </draw:path>
              <draw:path draw:style-name="gr9" draw:text-style-name="P3" draw:layer="layout" svg:width="0.146cm" svg:height="0.629cm" svg:x="17.646cm" svg:y="2.5cm" svg:viewBox="0 0 147 630" svg:d="M147 314c0-48-7-124-41-196-38-77-93-118-99-118-3 0-7 4-7 7 0 2 0 2 13 15 61 61 97 161 97 292 0 108-24 219-101 298-9 9-9 9-9 11 0 4 4 7 7 7 6 0 63-43 101-124 32-68 39-138 39-192z">
                <text:p/>
              </draw:path>
            </draw:g>
          </draw:g>
          <draw:g>
            <svg:title>TexMaths</svg:title>
            <svg:desc>18§latex§$A$§svg§600§TRUE§</svg:desc>
            <draw:g>
              <draw:path draw:style-name="gr9" draw:text-style-name="P3" draw:layer="layout" svg:width="0.429cm" svg:height="0.449cm" svg:x="7.303cm" svg:y="1.449cm" svg:viewBox="0 0 430 450" svg:d="M91 378c-25 42-50 50-77 52-9 0-14 0-14 13 0 3 4 7 9 7 16 0 36-2 54-2 19 0 43 2 62 2 4 0 11 0 11-13 0-7-5-7-9-7-14-2-30-5-30-21 0-7 5-15 9-24 16-26 32-53 48-80 53 0 105 0 158 0 0 12 9 98 9 106 0 17-32 19-45 19-9 0-14 0-14 13 0 7 7 7 9 7 25 0 52-2 77-2 16 0 55 2 71 2 4 0 11 0 11-13 0-7-5-7-14-7-40 0-40-3-41-21-13-132-26-263-38-395-2-12-2-14-13-14-9 0-12 4-16 11-72 122-144 245-217 367zM167 285c40-69 81-139 122-208 7 69 14 139 21 208-48 0-96 0-143 0z">
                <text:p/>
              </draw:path>
            </draw:g>
          </draw:g>
          <draw:g>
            <svg:title>TexMaths</svg:title>
            <svg:desc>18§latex§$\mathrm{d}z$§svg§600§TRUE§</svg:desc>
            <draw:g>
              <draw:path draw:style-name="gr9" draw:text-style-name="P3" draw:layer="layout" svg:width="0.31cm" svg:height="0.442cm" svg:x="12.304cm" svg:y="3.049cm" svg:viewBox="0 0 311 443" svg:d="M217 402c0 14 0 27 0 41 31-2 62-5 94-7 0-7 0-13 0-20-45 0-51-3-51-34 0-127 0-255 0-382-30 2-60 5-89 7 0 7 0 13 0 20 43 0 48 3 48 34 0 45 0 91 0 136-18-23-45-39-79-39-74 0-140 63-140 143 0 79 61 142 133 142 41 0 68-22 84-41zM217 233c0 43 0 86 0 129 0 11 0 13-7 24-18 30-47 43-74 43-28 0-50-16-66-40-16-25-18-61-18-88 0-23 2-61 20-89 12-18 36-40 70-40 23 0 48 9 68 38 7 11 7 12 7 23z">
                <text:p/>
              </draw:path>
              <draw:path draw:style-name="gr9" draw:text-style-name="P3" draw:layer="layout" svg:width="0.265cm" svg:height="0.284cm" svg:x="12.659cm" svg:y="3.207cm" svg:viewBox="0 0 266 285" svg:d="M56 226c34-36 52-52 75-72 20-18 38-34 61-55 59-60 74-90 74-92 0-7-6-7-8-7-3 0-5 2-8 7-20 31-32 41-47 41s-24-10-32-21c-13-14-24-27-44-27-48 0-77 59-77 72 0 3 1 7 7 7 7 0 8-4 9-7 13-29 49-29 54-29 13 0 25 4 40 9 25 9 32 9 48 9-23 27-75 74-88 82-18 18-37 36-55 54-43 42-65 77-65 81 0 7 5 7 7 7 6 0 6-2 9-9 15-21 34-37 54-37 14 0 22 5 36 23 11 12 23 23 41 23 61 0 99-79 99-97 0-3-4-5-7-5-7 0-7 4-9 7-15 41-56 54-76 54-12 0-25-5-37-9-22-9-31-11-43-11-2 0-13 0-18 2z">
                <text:p/>
              </draw:path>
            </draw:g>
          </draw:g>
          <draw:g>
            <svg:title>TexMaths</svg:title>
            <svg:desc>18§latex§$v(z_{i})$§svg§600§TRUE§</svg:desc>
            <draw:g>
              <draw:path draw:style-name="gr9" draw:text-style-name="P3" draw:layer="layout" svg:width="0.276cm" svg:height="0.284cm" svg:x="14.603cm" svg:y="3.742cm" svg:viewBox="0 0 277 285" svg:d="M277 45c0-34-16-45-27-45-16 0-31 16-31 31 0 8 4 12 9 19 15 13 22 29 22 51 0 26-38 170-112 170-32 0-46-21-46-54 0-36 16-81 36-134 5-9 7-18 7-31 0-29-20-52-51-52-59 0-84 92-84 97 0 7 7 7 9 7 5 0 5-2 9-12 18-63 45-78 65-78 3 0 14 0 14 20 0 16-5 32-11 45-27 72-36 101-36 129 0 67 56 77 85 77 106 0 142-208 142-240z">
                <text:p/>
              </draw:path>
              <draw:path draw:style-name="gr9" draw:text-style-name="P3" draw:layer="layout" svg:width="0.145cm" svg:height="0.629cm" svg:x="14.977cm" svg:y="3.548cm" svg:viewBox="0 0 146 630" svg:d="M146 623c0-2 0-2-11-13-79-80-99-199-99-296 0-109 23-219 101-296 9-9 9-9 9-11 0-5-2-7-6-7-7 0-65 43-100 124-33 68-40 138-40 190 0 50 5 126 41 198 38 77 92 118 99 118 4 0 6-2 6-7z">
                <text:p/>
              </draw:path>
              <draw:path draw:style-name="gr9" draw:text-style-name="P3" draw:layer="layout" svg:width="0.267cm" svg:height="0.284cm" svg:x="15.185cm" svg:y="3.742cm" svg:viewBox="0 0 268 285" svg:d="M58 226c34-36 52-52 75-72 20-18 40-34 61-55 61-60 74-90 74-92 0-7-6-7-7-7-4 0-6 2-9 7-18 31-32 40-47 40s-23-9-32-20c-13-14-24-27-44-27-48 0-77 59-77 72 0 3 1 7 7 7 7 0 8-4 9-7 13-29 49-29 54-29 13 0 25 4 40 9 25 9 32 9 48 9-23 27-75 74-88 83-18 18-37 36-55 53-44 42-67 78-67 83s7 5 9 5c4 0 5-1 9-9 14-21 34-37 54-37 14 0 21 5 36 23 11 13 23 23 41 23 63 0 99-80 99-96 0-4-2-6-7-6-6 0-7 4-9 7-14 42-56 54-76 54-12 0-25-5-37-9-22-9-31-11-44-11-1 0-12 0-17 2z">
                <text:p/>
              </draw:path>
              <draw:path draw:style-name="gr9" draw:text-style-name="P3" draw:layer="layout" svg:width="0.134cm" svg:height="0.295cm" svg:x="15.473cm" svg:y="3.823cm" svg:viewBox="0 0 135 296" svg:d="M122 16c0-7-5-16-18-16-11 0-23 11-23 25 0 7 5 16 16 16 14 0 25-12 25-25zM32 241c-1 5-3 10-3 18 0 21 18 37 41 37 45 0 65-61 65-66 0-7-5-5-7-7-8 0-8 3-9 9-11 34-31 52-47 52-9 0-11-6-11-15 0-10 2-19 7-28 4-13 9-24 15-36 3-9 19-51 21-56 0-4 2-9 2-14 0-20-18-36-41-36-45 0-65 59-65 66 0 6 5 4 7 6 7 0 7-2 9-8 11-37 31-53 47-53 7 0 11 3 11 16 0 10-2 16-13 45-9 23-19 46-29 70z">
                <text:p/>
              </draw:path>
              <draw:path draw:style-name="gr9" draw:text-style-name="P3" draw:layer="layout" svg:width="0.146cm" svg:height="0.629cm" svg:x="15.698cm" svg:y="3.548cm" svg:viewBox="0 0 147 630" svg:d="M147 314c0-48-7-124-41-196-38-77-93-118-99-118-3 0-7 4-7 7 0 2 0 2 13 15 61 61 97 161 97 292 0 108-24 219-101 298-9 9-9 9-9 11 0 4 4 7 7 7 6 0 63-43 101-124 32-68 39-138 39-192z">
                <text:p/>
              </draw:path>
            </draw:g>
          </draw:g>
          <draw:g>
            <svg:title>TexMaths</svg:title>
            <svg:desc>18§latex§$v(z)$§svg§600§TRUE§</svg:desc>
            <draw:g>
              <draw:path draw:style-name="gr9" draw:text-style-name="P3" draw:layer="layout" svg:width="0.278cm" svg:height="0.284cm" svg:x="15.503cm" svg:y="1.494cm" svg:viewBox="0 0 279 285" svg:d="M279 45c0-34-18-45-29-45-16 0-31 16-31 31 0 8 4 12 11 19 13 13 20 29 20 51 0 26-38 170-112 170-32 0-46-21-46-54 0-36 16-81 36-134 5-9 9-18 9-31 0-29-22-52-53-52-59 0-84 92-84 97 0 7 7 7 9 7 5 0 5-2 9-12 18-63 47-78 65-78 5 0 14 0 14 20 0 16-5 32-9 45-29 72-38 101-38 129 0 67 56 77 87 77 106 0 142-208 142-240z">
                <text:p/>
              </draw:path>
              <draw:path draw:style-name="gr9" draw:text-style-name="P3" draw:layer="layout" svg:width="0.145cm" svg:height="0.629cm" svg:x="15.877cm" svg:y="1.3cm" svg:viewBox="0 0 146 630" svg:d="M146 623c0-2 0-2-11-13-79-80-99-199-99-296 0-109 23-219 102-296 8-9 8-9 8-11 0-5-2-7-6-7-7 0-63 43-100 124-33 68-40 138-40 190 0 50 7 126 41 198 38 77 92 118 99 118 4 0 6-2 6-7z">
                <text:p/>
              </draw:path>
              <draw:path draw:style-name="gr9" draw:text-style-name="P3" draw:layer="layout" svg:width="0.267cm" svg:height="0.284cm" svg:x="16.087cm" svg:y="1.494cm" svg:viewBox="0 0 268 285" svg:d="M56 226c34-36 52-52 75-72 21-18 40-34 61-55 61-60 76-90 76-92 0-7-5-5-7-7-6 0-8 2-11 7-18 31-32 40-47 40s-23-9-32-20c-11-14-22-27-43-27-47 0-78 59-78 72 0 3 4 7 9 7 6 0 7-4 7-7 13-29 49-29 54-29 13 0 26 4 40 9 25 9 32 9 48 9-21 27-75 74-88 83-18 18-37 36-55 53-43 42-65 78-65 83s5 5 7 5c6 0 6-1 9-9 16-21 34-37 54-37 14 0 22 5 38 23 11 13 21 23 39 23 63 0 99-80 99-96 0-4-2-6-7-6s-7 4-9 7c-14 42-54 54-75 54-13 0-24-5-38-9-22-9-31-11-43-11-2 0-13 0-18 2z">
                <text:p/>
              </draw:path>
              <draw:path draw:style-name="gr9" draw:text-style-name="P3" draw:layer="layout" svg:width="0.146cm" svg:height="0.629cm" svg:x="16.416cm" svg:y="1.3cm" svg:viewBox="0 0 147 630" svg:d="M147 314c0-48-7-124-41-196-38-77-93-118-99-118-3 0-7 4-7 7 0 2 0 2 13 15 61 61 97 161 97 292 0 108-24 219-101 298-9 9-9 9-9 11 0 4 4 7 7 7 6 0 63-43 101-124 32-68 39-138 39-192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04T15:48:27.728410772</dc:date>
    <meta:editing-duration>PT4H21M3S</meta:editing-duration>
    <meta:editing-cycles>32</meta:editing-cycles>
    <meta:generator>LibreOffice/7.3.7.2$Linux_X86_64 LibreOffice_project/30$Build-2</meta:generator>
    <meta:document-statistic meta:object-count="105"/>
  </office:meta>
</office:document-meta>
</file>